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umerEndpoint.deactiv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sumerEndpoint.getTarget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rEndpoint.Consumer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sumerEndpoint.getTarget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rEndpoint.setTargetEndpoint( String target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rEndpoint.valida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sumerEndpoint.getTarget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rEndpoint.setTargetOperation( QName target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rEndpoint.ConsumerEndpoint( DefaultComponent component , Service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rEndpoint.getTarget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rEndpoint.ConsumerEndpoint( ServiceUnit serviceUnit , QName service , String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rEndpoint.getTar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rEndpoint.getRo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rEndpoint.configureExchangeTarget( MessageExchange exchang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onsumerEndpoint.getLocation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rEndpoint.setTargetService( QName target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rEndpoint.act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sumerEndpoint.setTargetInterface( QName targetInterf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rEndpoint.setTargetUri( String target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